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02in"/>
    </style:style>
    <style:style style:name="co2" style:family="table-column">
      <style:table-column-properties fo:break-before="auto" style:column-width="0.8075in"/>
    </style:style>
    <style:style style:name="co3" style:family="table-column">
      <style:table-column-properties fo:break-before="auto" style:column-width="0.8291in"/>
    </style:style>
    <style:style style:name="co4" style:family="table-column">
      <style:table-column-properties fo:break-before="auto" style:column-width="0.83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"/>
    <style:style style:name="ce2" style:family="table-cell" style:parent-style-name="Default" style:data-style-name="N1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in" svg:height="3.5453in" svg:x="9.778in" svg:y="5.6469in">
            <draw:object draw:notify-on-update-of-ranges="Sheet1.B2:Sheet1.B22 Sheet1.C1:Sheet1.C1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10.2402in" svg:y="1.702in">
            <draw:object draw:notify-on-update-of-ranges="Sheet1.B10:Sheet1.B22 Sheet1.C10:Sheet1.C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number-columns-repeated="4" table:default-cell-style-name="Default"/>
        <table:table-row table:style-name="ro1">
          <table:table-cell/>
          <table:table-cell office:value-type="string" calcext:value-type="string">
            <text:p>V_ADC (V)</text:p>
          </table:table-cell>
          <table:table-cell office:value-type="string" calcext:value-type="string">
            <text:p>Masa (g)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19592" calcext:value-type="float">
            <text:p>0.19592</text:p>
          </table:table-cell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*Nada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09" calcext:value-type="float">
            <text:p>0.2109</text:p>
          </table:table-cell>
          <table:table-cell office:value-type="float" office:value="188" calcext:value-type="float">
            <text:p>188</text:p>
          </table:table-cell>
          <table:table-cell table:style-name="Default" office:value-type="string" calcext:value-type="string">
            <text:p>*Soporte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4975" calcext:value-type="float">
            <text:p>0.24975</text:p>
          </table:table-cell>
          <table:table-cell office:value-type="float" office:value="656" calcext:value-type="float">
            <text:p>656</text:p>
          </table:table-cell>
          <table:table-cell table:style-name="Default" office:value-type="string" calcext:value-type="string">
            <text:p>*masa 1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41" calcext:value-type="float">
            <text:p>0.2541</text:p>
          </table:table-cell>
          <table:table-cell office:value-type="float" office:value="706" calcext:value-type="float">
            <text:p>706</text:p>
          </table:table-cell>
          <table:table-cell table:style-name="Default" office:value-type="string" calcext:value-type="string">
            <text:p>*masa 2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539" calcext:value-type="float">
            <text:p>0.2539</text:p>
          </table:table-cell>
          <table:table-cell office:value-type="float" office:value="697" calcext:value-type="float">
            <text:p>697</text:p>
          </table:table-cell>
          <table:table-cell table:style-name="Default" office:value-type="string" calcext:value-type="string">
            <text:p>*masa 3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218" calcext:value-type="float">
            <text:p>0.218</text:p>
          </table:table-cell>
          <table:table-cell office:value-type="float" office:value="267" calcext:value-type="float">
            <text:p>267</text:p>
          </table:table-cell>
          <table:table-cell table:style-name="Default" office:value-type="string" calcext:value-type="string">
            <text:p>*cel Fab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30666" calcext:value-type="float">
            <text:p>0.30666</text:p>
          </table:table-cell>
          <table:table-cell office:value-type="float" office:value="1356" calcext:value-type="float">
            <text:p>135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36351" calcext:value-type="float">
            <text:p>0.36351</text:p>
          </table:table-cell>
          <table:table-cell office:value-type="float" office:value="2063" calcext:value-type="float">
            <text:p>206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19924" calcext:value-type="float">
            <text:p>0.19924</text:p>
          </table:table-cell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*Tornillos</text:p>
          </table:table-cell>
          <table:table-cell table:number-columns-repeated="4"/>
        </table:table-row>
        <table:table-row table:style-name="ro1">
          <table:table-cell/>
          <table:table-cell office:value-type="float" office:value="0.19956" calcext:value-type="float">
            <text:p>0.19956</text:p>
          </table:table-cell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021" calcext:value-type="float">
            <text:p>0.20021</text:p>
          </table:table-cell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07" calcext:value-type="float">
            <text:p>0.2007</text:p>
          </table:table-cell>
          <table:table-cell office:value-type="float" office:value="28" calcext:value-type="float">
            <text:p>28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142" calcext:value-type="float">
            <text:p>0.20142</text:p>
          </table:table-cell>
          <table:table-cell office:value-type="float" office:value="35" calcext:value-type="float">
            <text:p>35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195" calcext:value-type="float">
            <text:p>0.20195</text:p>
          </table:table-cell>
          <table:table-cell office:value-type="float" office:value="42" calcext:value-type="float">
            <text:p>42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272" calcext:value-type="float">
            <text:p>0.20272</text:p>
          </table:table-cell>
          <table:table-cell office:value-type="float" office:value="49" calcext:value-type="float">
            <text:p>49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331" calcext:value-type="float">
            <text:p>0.20331</text:p>
          </table:table-cell>
          <table:table-cell office:value-type="float" office:value="56" calcext:value-type="float">
            <text:p>56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378" calcext:value-type="float">
            <text:p>0.20378</text:p>
          </table:table-cell>
          <table:table-cell office:value-type="float" office:value="63" calcext:value-type="float">
            <text:p>63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464" calcext:value-type="float">
            <text:p>0.20464</text:p>
          </table:table-cell>
          <table:table-cell office:value-type="float" office:value="70" calcext:value-type="float">
            <text:p>70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496" calcext:value-type="float">
            <text:p>0.20496</text:p>
          </table:table-cell>
          <table:table-cell office:value-type="float" office:value="77" calcext:value-type="float">
            <text:p>77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54" calcext:value-type="float">
            <text:p>0.2054</text:p>
          </table:table-cell>
          <table:table-cell office:value-type="float" office:value="84" calcext:value-type="float">
            <text:p>84</text:p>
          </table:table-cell>
          <table:table-cell table:style-name="Default"/>
          <table:table-cell table:number-columns-repeated="4"/>
        </table:table-row>
        <table:table-row table:style-name="ro1">
          <table:table-cell/>
          <table:table-cell office:value-type="float" office:value="0.2061" calcext:value-type="float">
            <text:p>0.2061</text:p>
          </table:table-cell>
          <table:table-cell office:value-type="float" office:value="91" calcext:value-type="float">
            <text:p>91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V_ADC (V)</text:p>
          </table:table-cell>
          <table:table-cell office:value-type="string" calcext:value-type="string">
            <text:p>Masa_T (g)</text:p>
          </table:table-cell>
          <table:table-cell table:style-name="Default" office:value-type="string" calcext:value-type="string">
            <text:p>Masa_E (g)</text:p>
          </table:table-cell>
          <table:table-cell table:number-columns-repeated="3"/>
          <table:table-cell office:value-type="string" calcext:value-type="string">
            <text:p>Masa anterioi a correcció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901" calcext:value-type="float">
            <text:p>0.20901</text:p>
          </table:table-cell>
          <table:table-cell office:value-type="float" office:value="0" calcext:value-type="float">
            <text:p>0</text:p>
          </table:table-cell>
          <table:table-cell table:style-name="Default" table:formula="of:=0.9843366402*[.H25]" office:value-type="float" office:value="0" calcext:value-type="float">
            <text:p>0</text:p>
          </table:table-cell>
          <table:table-cell office:value-type="string" calcext:value-type="string">
            <text:p>*Nada</text:p>
          </table:table-cell>
          <table:table-cell table:number-columns-repeated="2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2433" calcext:value-type="float">
            <text:p>0.22433</text:p>
          </table:table-cell>
          <table:table-cell office:value-type="float" office:value="185" calcext:value-type="float">
            <text:p>185</text:p>
          </table:table-cell>
          <table:table-cell table:formula="of:=0.9843366402*[.H26]" office:value-type="float" office:value="185.0552883576" calcext:value-type="float">
            <text:p>185</text:p>
          </table:table-cell>
          <table:table-cell office:value-type="string" calcext:value-type="string">
            <text:p>*Soporte</text:p>
          </table:table-cell>
          <table:table-cell table:number-columns-repeated="2"/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6222" calcext:value-type="float">
            <text:p>0.26222</text:p>
          </table:table-cell>
          <table:table-cell office:value-type="float" office:value="648" calcext:value-type="float">
            <text:p>648</text:p>
          </table:table-cell>
          <table:table-cell table:formula="of:=0.9843366402*[.H27]" office:value-type="float" office:value="652.6151924526" calcext:value-type="float">
            <text:p>653</text:p>
          </table:table-cell>
          <table:table-cell office:value-type="string" calcext:value-type="string">
            <text:p>*masa 1</text:p>
          </table:table-cell>
          <table:table-cell table:number-columns-repeated="2"/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6633" calcext:value-type="float">
            <text:p>0.26633</text:p>
          </table:table-cell>
          <table:table-cell office:value-type="float" office:value="703" calcext:value-type="float">
            <text:p>703</text:p>
          </table:table-cell>
          <table:table-cell table:formula="of:=0.9843366402*[.H28]" office:value-type="float" office:value="702.8163611028" calcext:value-type="float">
            <text:p>703</text:p>
          </table:table-cell>
          <table:table-cell office:value-type="string" calcext:value-type="string">
            <text:p>*masa 2</text:p>
          </table:table-cell>
          <table:table-cell table:number-columns-repeated="2"/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661" calcext:value-type="float">
            <text:p>0.2661</text:p>
          </table:table-cell>
          <table:table-cell office:value-type="float" office:value="701" calcext:value-type="float">
            <text:p>701</text:p>
          </table:table-cell>
          <table:table-cell table:formula="of:=0.9843366402*[.H29]" office:value-type="float" office:value="699.8633511822" calcext:value-type="float">
            <text:p>700</text:p>
          </table:table-cell>
          <table:table-cell office:value-type="string" calcext:value-type="string">
            <text:p>*masa 3</text:p>
          </table:table-cell>
          <table:table-cell table:number-columns-repeated="2"/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21542" calcext:value-type="float">
            <text:p>0.21542</text:p>
          </table:table-cell>
          <table:table-cell office:value-type="float" office:value="74" calcext:value-type="float">
            <text:p>74</text:p>
          </table:table-cell>
          <table:table-cell table:formula="of:=0.9843366402*[.H30]" office:value-type="float" office:value="75.7939212954" calcext:value-type="float">
            <text:p>76</text:p>
          </table:table-cell>
          <table:table-cell office:value-type="string" calcext:value-type="string">
            <text:p>pinzas</text:p>
          </table:table-cell>
          <table:table-cell table:number-columns-repeated="2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22446" calcext:value-type="float">
            <text:p>0.22446</text:p>
          </table:table-cell>
          <table:table-cell office:value-type="float" office:value="189" calcext:value-type="float">
            <text:p>189</text:p>
          </table:table-cell>
          <table:table-cell table:formula="of:=0.9843366402*[.H31]" office:value-type="float" office:value="187.023961638" calcext:value-type="float">
            <text:p>187</text:p>
          </table:table-cell>
          <table:table-cell office:value-type="string" calcext:value-type="string">
            <text:p>mi cel</text:p>
          </table:table-cell>
          <table:table-cell table:number-columns-repeated="2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236" calcext:value-type="float">
            <text:p>0.3236</text:p>
          </table:table-cell>
          <table:table-cell office:value-type="float" office:value="1408" calcext:value-type="float">
            <text:p>1408</text:p>
          </table:table-cell>
          <table:table-cell table:formula="of:=0.9843366402*[.H32]" office:value-type="float" office:value="1408.5857321262" calcext:value-type="float">
            <text:p>1409</text:p>
          </table:table-cell>
          <table:table-cell table:number-columns-repeated="3"/>
          <table:table-cell office:value-type="float" office:value="1431" calcext:value-type="float">
            <text:p>143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769" calcext:value-type="float">
            <text:p>0.3769</text:p>
          </table:table-cell>
          <table:table-cell office:value-type="float" office:value="2067" calcext:value-type="float">
            <text:p>2067</text:p>
          </table:table-cell>
          <table:table-cell table:formula="of:=0.9843366402*[.H33]" office:value-type="float" office:value="2066.1226077798" calcext:value-type="float">
            <text:p>2066</text:p>
          </table:table-cell>
          <table:table-cell table:number-columns-repeated="2"/>
          <table:table-cell office:value-type="string" calcext:value-type="string">
            <text:p>Tornillos</text:p>
          </table:table-cell>
          <table:table-cell office:value-type="float" office:value="2099" calcext:value-type="float">
            <text:p>209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985" calcext:value-type="float">
            <text:p>0.20985</text:p>
          </table:table-cell>
          <table:table-cell table:formula="of:=[.G34]" office:value-type="float" office:value="7.09" calcext:value-type="float">
            <text:p>7.09</text:p>
          </table:table-cell>
          <table:table-cell table:formula="of:=0.9843366402*[.H34]" office:value-type="float" office:value="6.8903564814" calcext:value-type="float">
            <text:p>7</text:p>
          </table:table-cell>
          <table:table-cell office:value-type="string" calcext:value-type="string">
            <text:p>*Tornillos</text:p>
          </table:table-cell>
          <table:table-cell/>
          <table:table-cell office:value-type="float" office:value="7.09" calcext:value-type="float">
            <text:p>7.0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1057" calcext:value-type="float">
            <text:p>0.21057</text:p>
          </table:table-cell>
          <table:table-cell table:formula="of:=[.G34]+[.C34]" office:value-type="float" office:value="14.18" calcext:value-type="float">
            <text:p>14.18</text:p>
          </table:table-cell>
          <table:table-cell table:formula="of:=0.9843366402*[.H35]" office:value-type="float" office:value="15.7493862432" calcext:value-type="float">
            <text:p>16</text:p>
          </table:table-cell>
          <table:table-cell table:number-columns-repeated="2"/>
          <table:table-cell office:value-type="float" office:value="7.08" calcext:value-type="float">
            <text:p>7.0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1115" calcext:value-type="float">
            <text:p>0.21115</text:p>
          </table:table-cell>
          <table:table-cell table:formula="of:=[.G35]+[.C35]" office:value-type="float" office:value="21.26" calcext:value-type="float">
            <text:p>21.26</text:p>
          </table:table-cell>
          <table:table-cell table:formula="of:=0.9843366402*[.H36]" office:value-type="float" office:value="22.6397427246" calcext:value-type="float">
            <text:p>23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1145" calcext:value-type="float">
            <text:p>0.21145</text:p>
          </table:table-cell>
          <table:table-cell table:formula="of:=[.G36]+[.C36]" office:value-type="float" office:value="28.35" calcext:value-type="float">
            <text:p>28.35</text:p>
          </table:table-cell>
          <table:table-cell table:formula="of:=0.9843366402*[.H37]" office:value-type="float" office:value="26.5770892854" calcext:value-type="float">
            <text:p>27</text:p>
          </table:table-cell>
          <table:table-cell table:number-columns-repeated="2"/>
          <table:table-cell office:value-type="float" office:value="7.07" calcext:value-type="float">
            <text:p>7.07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117" calcext:value-type="float">
            <text:p>0.2117</text:p>
          </table:table-cell>
          <table:table-cell table:formula="of:=[.G37]+[.C37]" office:value-type="float" office:value="35.42" calcext:value-type="float">
            <text:p>35.42</text:p>
          </table:table-cell>
          <table:table-cell table:formula="of:=0.9843366402*[.H38]" office:value-type="float" office:value="34.451782407" calcext:value-type="float">
            <text:p>34</text:p>
          </table:table-cell>
          <table:table-cell table:number-columns-repeated="2"/>
          <table:table-cell office:value-type="float" office:value="7.08" calcext:value-type="float">
            <text:p>7.08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1274" calcext:value-type="float">
            <text:p>0.21274</text:p>
          </table:table-cell>
          <table:table-cell table:formula="of:=[.G38]+[.C38]" office:value-type="float" office:value="42.5" calcext:value-type="float">
            <text:p>42.5</text:p>
          </table:table-cell>
          <table:table-cell table:formula="of:=0.9843366402*[.H39]" office:value-type="float" office:value="42.3264755286" calcext:value-type="float">
            <text:p>42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21348" calcext:value-type="float">
            <text:p>0.21348</text:p>
          </table:table-cell>
          <table:table-cell table:formula="of:=[.G39]+[.C39]" office:value-type="float" office:value="49.6" calcext:value-type="float">
            <text:p>49.6</text:p>
          </table:table-cell>
          <table:table-cell table:formula="of:=0.9843366402*[.H40]" office:value-type="float" office:value="52.1698419306" calcext:value-type="float">
            <text:p>52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21399" calcext:value-type="float">
            <text:p>0.21399</text:p>
          </table:table-cell>
          <table:table-cell table:formula="of:=[.G40]+[.C40]" office:value-type="float" office:value="56.69" calcext:value-type="float">
            <text:p>56.69</text:p>
          </table:table-cell>
          <table:table-cell table:formula="of:=0.9843366402*[.H41]" office:value-type="float" office:value="58.0758617718" calcext:value-type="float">
            <text:p>58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2146" calcext:value-type="float">
            <text:p>0.2146</text:p>
          </table:table-cell>
          <table:table-cell table:formula="of:=[.G41]+[.C41]" office:value-type="float" office:value="63.78" calcext:value-type="float">
            <text:p>63.78</text:p>
          </table:table-cell>
          <table:table-cell table:formula="of:=0.9843366402*[.H42]" office:value-type="float" office:value="64.9662182532" calcext:value-type="float">
            <text:p>65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21501" calcext:value-type="float">
            <text:p>0.21501</text:p>
          </table:table-cell>
          <table:table-cell table:formula="of:=[.G42]+[.C42]" office:value-type="float" office:value="70.88" calcext:value-type="float">
            <text:p>70.88</text:p>
          </table:table-cell>
          <table:table-cell table:formula="of:=0.9843366402*[.H43]" office:value-type="float" office:value="70.8722380944" calcext:value-type="float">
            <text:p>71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21556" calcext:value-type="float">
            <text:p>0.21556</text:p>
          </table:table-cell>
          <table:table-cell table:formula="of:=[.G43]+[.C43]" office:value-type="float" office:value="77.98" calcext:value-type="float">
            <text:p>77.98</text:p>
          </table:table-cell>
          <table:table-cell table:formula="of:=0.9843366402*[.H44]" office:value-type="float" office:value="77.7625945758" calcext:value-type="float">
            <text:p>78</text:p>
          </table:table-cell>
          <table:table-cell table:number-columns-repeated="2"/>
          <table:table-cell office:value-type="float" office:value="7.1" calcext:value-type="float">
            <text:p>7.1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21622" calcext:value-type="float">
            <text:p>0.21622</text:p>
          </table:table-cell>
          <table:table-cell table:formula="of:=[.G44]+[.C44]" office:value-type="float" office:value="85.08" calcext:value-type="float">
            <text:p>85.08</text:p>
          </table:table-cell>
          <table:table-cell table:formula="of:=0.9843366402*[.H45]" office:value-type="float" office:value="85.6372876974" calcext:value-type="float">
            <text:p>86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1687" calcext:value-type="float">
            <text:p>0.21687</text:p>
          </table:table-cell>
          <table:table-cell table:formula="of:=[.G45]+[.C45]" office:value-type="float" office:value="92.17" calcext:value-type="float">
            <text:p>92.17</text:p>
          </table:table-cell>
          <table:table-cell table:formula="of:=0.9843366402*[.H46]" office:value-type="float" office:value="92.5276441788" calcext:value-type="float">
            <text:p>93</text:p>
          </table:table-cell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94" calcext:value-type="float">
            <text:p>94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asa_T (g)</text:p>
          </table:table-cell>
          <table:table-cell table:style-name="Default" office:value-type="string" calcext:value-type="string">
            <text:p>Masa_E (g)</text:p>
          </table:table-cell>
          <table:table-cell office:value-type="string" calcext:value-type="string">
            <text:p>epsilo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formula="of:=(ABS([.C50]-[.D50]))/([.C50])" office:value-type="string" office:string-value="" calcext:value-type="error">
            <text:p>#DIV/0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185" calcext:value-type="float">
            <text:p>185</text:p>
          </table:table-cell>
          <table:table-cell table:style-name="ce2" table:formula="of:=(ABS([.C51]-[.D51]))/([.C51])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653" calcext:value-type="float">
            <text:p>653</text:p>
          </table:table-cell>
          <table:table-cell table:style-name="ce2" table:formula="of:=(ABS([.C52]-[.D52]))/([.C52])" office:value-type="percentage" office:value="0.00771604938271605" calcext:value-type="percentage">
            <text:p>0.77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3" calcext:value-type="float">
            <text:p>703</text:p>
          </table:table-cell>
          <table:table-cell office:value-type="float" office:value="703" calcext:value-type="float">
            <text:p>703</text:p>
          </table:table-cell>
          <table:table-cell table:style-name="ce2" table:formula="of:=(ABS([.C53]-[.D53]))/([.C53])" office:value-type="percentage" office:value="0" calcext:value-type="percentage">
            <text:p>0.0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1" calcext:value-type="float">
            <text:p>701</text:p>
          </table:table-cell>
          <table:table-cell office:value-type="float" office:value="700" calcext:value-type="float">
            <text:p>700</text:p>
          </table:table-cell>
          <table:table-cell table:style-name="ce2" table:formula="of:=(ABS([.C54]-[.D54]))/([.C54])" office:value-type="percentage" office:value="0.0014265335235378" calcext:value-type="percentage">
            <text:p>0.14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table:style-name="ce2" table:formula="of:=(ABS([.C55]-[.D55]))/([.C55])" office:value-type="percentage" office:value="0.027027027027027" calcext:value-type="percentage">
            <text:p>2.70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187" calcext:value-type="float">
            <text:p>187</text:p>
          </table:table-cell>
          <table:table-cell table:style-name="ce2" table:formula="of:=(ABS([.C56]-[.D56]))/([.C56])" office:value-type="percentage" office:value="0.0105820105820106" calcext:value-type="percentage">
            <text:p>1.06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08" calcext:value-type="float">
            <text:p>1408</text:p>
          </table:table-cell>
          <table:table-cell office:value-type="float" office:value="1409" calcext:value-type="float">
            <text:p>1409</text:p>
          </table:table-cell>
          <table:table-cell table:style-name="ce2" table:formula="of:=(ABS([.C57]-[.D57]))/([.C57])" office:value-type="percentage" office:value="0.000710227272727273" calcext:value-type="percentage">
            <text:p>0.07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067" calcext:value-type="float">
            <text:p>2067</text:p>
          </table:table-cell>
          <table:table-cell office:value-type="float" office:value="2066" calcext:value-type="float">
            <text:p>2066</text:p>
          </table:table-cell>
          <table:table-cell table:style-name="ce2" table:formula="of:=(ABS([.C58]-[.D58]))/([.C58])" office:value-type="percentage" office:value="0.000483792936623125" calcext:value-type="percentage">
            <text:p>0.05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.09" calcext:value-type="float">
            <text:p>7.09</text:p>
          </table:table-cell>
          <table:table-cell office:value-type="float" office:value="7" calcext:value-type="float">
            <text:p>7</text:p>
          </table:table-cell>
          <table:table-cell table:style-name="ce2" table:formula="of:=(ABS([.C59]-[.D59]))/([.C59])" office:value-type="percentage" office:value="0.0126939351198871" calcext:value-type="percentage">
            <text:p>1.27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14.18" calcext:value-type="float">
            <text:p>14.18</text:p>
          </table:table-cell>
          <table:table-cell office:value-type="float" office:value="16" calcext:value-type="float">
            <text:p>16</text:p>
          </table:table-cell>
          <table:table-cell table:style-name="ce2" table:formula="of:=(ABS([.C60]-[.D60]))/([.C60])" office:value-type="percentage" office:value="0.128349788434415" calcext:value-type="percentage">
            <text:p>12.83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1.26" calcext:value-type="float">
            <text:p>21.26</text:p>
          </table:table-cell>
          <table:table-cell office:value-type="float" office:value="23" calcext:value-type="float">
            <text:p>23</text:p>
          </table:table-cell>
          <table:table-cell table:style-name="ce2" table:formula="of:=(ABS([.C61]-[.D61]))/([.C61])" office:value-type="percentage" office:value="0.0818438381937913" calcext:value-type="percentage">
            <text:p>8.18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28.35" calcext:value-type="float">
            <text:p>28.35</text:p>
          </table:table-cell>
          <table:table-cell office:value-type="float" office:value="27" calcext:value-type="float">
            <text:p>27</text:p>
          </table:table-cell>
          <table:table-cell table:style-name="ce2" table:formula="of:=(ABS([.C62]-[.D62]))/([.C62])" office:value-type="percentage" office:value="0.0476190476190476" calcext:value-type="percentage">
            <text:p>4.76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5.42" calcext:value-type="float">
            <text:p>35.42</text:p>
          </table:table-cell>
          <table:table-cell office:value-type="float" office:value="34" calcext:value-type="float">
            <text:p>34</text:p>
          </table:table-cell>
          <table:table-cell table:style-name="ce2" table:formula="of:=(ABS([.C63]-[.D63]))/([.C63])" office:value-type="percentage" office:value="0.0400903444381706" calcext:value-type="percentage">
            <text:p>4.01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2.5" calcext:value-type="float">
            <text:p>42.5</text:p>
          </table:table-cell>
          <table:table-cell office:value-type="float" office:value="42" calcext:value-type="float">
            <text:p>42</text:p>
          </table:table-cell>
          <table:table-cell table:style-name="ce2" table:formula="of:=(ABS([.C64]-[.D64]))/([.C64])" office:value-type="percentage" office:value="0.0117647058823529" calcext:value-type="percentage">
            <text:p>1.18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9.6" calcext:value-type="float">
            <text:p>49.6</text:p>
          </table:table-cell>
          <table:table-cell office:value-type="float" office:value="52" calcext:value-type="float">
            <text:p>52</text:p>
          </table:table-cell>
          <table:table-cell table:style-name="ce2" table:formula="of:=(ABS([.C65]-[.D65]))/([.C65])" office:value-type="percentage" office:value="0.0483870967741935" calcext:value-type="percentage">
            <text:p>4.84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56.69" calcext:value-type="float">
            <text:p>56.69</text:p>
          </table:table-cell>
          <table:table-cell office:value-type="float" office:value="58" calcext:value-type="float">
            <text:p>58</text:p>
          </table:table-cell>
          <table:table-cell table:style-name="ce2" table:formula="of:=(ABS([.C66]-[.D66]))/([.C66])" office:value-type="percentage" office:value="0.0231081319456695" calcext:value-type="percentage">
            <text:p>2.31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63.78" calcext:value-type="float">
            <text:p>63.78</text:p>
          </table:table-cell>
          <table:table-cell office:value-type="float" office:value="65" calcext:value-type="float">
            <text:p>65</text:p>
          </table:table-cell>
          <table:table-cell table:style-name="ce2" table:formula="of:=(ABS([.C67]-[.D67]))/([.C67])" office:value-type="percentage" office:value="0.0191282533709627" calcext:value-type="percentage">
            <text:p>1.91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0.88" calcext:value-type="float">
            <text:p>70.88</text:p>
          </table:table-cell>
          <table:table-cell office:value-type="float" office:value="71" calcext:value-type="float">
            <text:p>71</text:p>
          </table:table-cell>
          <table:table-cell table:style-name="ce2" table:formula="of:=(ABS([.C68]-[.D68]))/([.C68])" office:value-type="percentage" office:value="0.00169300225733641" calcext:value-type="percentage">
            <text:p>0.17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77.98" calcext:value-type="float">
            <text:p>77.98</text:p>
          </table:table-cell>
          <table:table-cell office:value-type="float" office:value="78" calcext:value-type="float">
            <text:p>78</text:p>
          </table:table-cell>
          <table:table-cell table:style-name="ce2" table:formula="of:=(ABS([.C69]-[.D69]))/([.C69])" office:value-type="percentage" office:value="0.000256476019492309" calcext:value-type="percentage">
            <text:p>0.03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85.08" calcext:value-type="float">
            <text:p>85.08</text:p>
          </table:table-cell>
          <table:table-cell office:value-type="float" office:value="86" calcext:value-type="float">
            <text:p>86</text:p>
          </table:table-cell>
          <table:table-cell table:style-name="ce2" table:formula="of:=(ABS([.C70]-[.D70]))/([.C70])" office:value-type="percentage" office:value="0.0108133521391633" calcext:value-type="percentage">
            <text:p>1.08%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92.17" calcext:value-type="float">
            <text:p>92.17</text:p>
          </table:table-cell>
          <table:table-cell office:value-type="float" office:value="93" calcext:value-type="float">
            <text:p>93</text:p>
          </table:table-cell>
          <table:table-cell table:style-name="ce2" table:formula="of:=(ABS([.C71]-[.D71]))/([.C71])" office:value-type="percentage" office:value="0.00900509927308248" calcext:value-type="percentage">
            <text:p>0.90%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Default"/>
          <table:table-cell table:style-name="ce2" table:formula="of:=MEDIAN([.E51:.E71])" office:value-type="percentage" office:value="0.0108133521391633" calcext:value-type="percentage">
            <text:p>1.08%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mo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Tinos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mo" fo:font-family="Arimo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9" number:min-decimal-places="9" number:min-integer-digits="1"/>
    </number:number-style>
    <number:number-style style:name="N130">
      <number:number number:decimal-places="8" number:min-decimal-places="8" number:min-integer-digits="1"/>
    </number:number-style>
    <number:number-style style:name="N131">
      <number:number number:decimal-places="7" number:min-decimal-places="7" number:min-integer-digits="1"/>
    </number:number-style>
    <number:number-style style:name="N132">
      <number:number number:decimal-places="6" number:min-decimal-places="6" number:min-integer-digits="1"/>
    </number:number-style>
    <number:number-style style:name="N133">
      <number:number number:decimal-places="5" number:min-decimal-places="5" number:min-integer-digits="1"/>
    </number:number-style>
    <number:number-style style:name="N134">
      <number:number number:decimal-places="4" number:min-decimal-places="4" number:min-integer-digits="1"/>
    </number:number-style>
    <number:number-style style:name="N135">
      <number:number number:decimal-places="3" number:min-decimal-places="3" number:min-integer-digits="1"/>
    </number:number-style>
    <number:number-style style:name="N136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21:58:36.4257887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4T14:18:53.579911117</meta:creation-date>
    <meta:generator>LibreOffice/24.8.6.2$Linux_X86_64 LibreOffice_project/480$Build-2</meta:generator>
    <dc:date>2025-04-09T23:33:02.236319447</dc:date>
    <meta:editing-duration>PT2H27S</meta:editing-duration>
    <meta:editing-cycles>13</meta:editing-cycles>
    <meta:document-statistic meta:table-count="1" meta:cell-count="25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3.297cm" svg:y="4.204cm" style:legend-expansion="high" chart:style-name="ch2"/>
        <chart:plot-area chart:style-name="ch3" table:cell-range-address="Sheet1.B2:Sheet1.C22 Sheet1.C1:Sheet1.C1" chart:data-source-has-labels="row" svg:x="0.319cm" svg:y="0.18cm" svg:width="12.659cm" svg:height="8.646cm">
          <chart:coordinate-region svg:x="1.335cm" svg:y="0.379cm" svg:width="11.307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2" chart:label-cell-address="Sheet1.C1:Sheet1.C1" chart:class="chart:scatter">
            <chart:domain table:cell-range-address="Sheet1.B2:Sheet1.B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Masa (g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592">
                <text:p>0.19592</text:p>
                <draw:g>
                  <svg:desc>Sheet1.B2:Sheet1.B22</svg:desc>
                </draw:g>
              </table:table-cell>
              <table:table-cell office:value-type="float" office:value="0">
                <text:p>0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109">
                <text:p>0.2109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75">
                <text:p>0.24975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541">
                <text:p>0.2541</text:p>
              </table:table-cell>
              <table:table-cell office:value-type="float" office:value="706">
                <text:p>7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9">
                <text:p>0.2539</text:p>
              </table:table-cell>
              <table:table-cell office:value-type="float" office:value="697">
                <text:p>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8">
                <text:p>0.218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0666">
                <text:p>0.30666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6351">
                <text:p>0.36351</text:p>
              </table:table-cell>
              <table:table-cell office:value-type="float" office:value="2063">
                <text:p>20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9924">
                <text:p>0.1992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9956">
                <text:p>0.19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021">
                <text:p>0.200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07">
                <text:p>0.20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142">
                <text:p>0.20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0195">
                <text:p>0.201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0272">
                <text:p>0.202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20331">
                <text:p>0.203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20378">
                <text:p>0.203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0464">
                <text:p>0.204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0496">
                <text:p>0.204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054">
                <text:p>0.20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061">
                <text:p>0.206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27cm" svg:y="4.201cm" style:legend-expansion="high" chart:style-name="ch2"/>
        <chart:plot-area chart:style-name="ch3" table:cell-range-address="Sheet1.B10:Sheet1.C22" svg:x="0.32cm" svg:y="0.18cm" svg:width="12.487cm" svg:height="8.64cm">
          <chart:coordinate-region svg:x="1.145cm" svg:y="0.379cm" svg:width="11.2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22" chart:class="chart:scatter">
            <chart:domain table:cell-range-address="Sheet1.B10:Sheet1.B22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924">
                <text:p>0.19924</text:p>
                <draw:g>
                  <svg:desc>Sheet1.B10:Sheet1.B22</svg:desc>
                </draw:g>
              </table:table-cell>
              <table:table-cell office:value-type="float" office:value="7">
                <text:p>7</text:p>
                <draw:g>
                  <svg:desc>Sheet1.C10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956">
                <text:p>0.1995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021">
                <text:p>0.200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007">
                <text:p>0.20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0142">
                <text:p>0.2014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195">
                <text:p>0.201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272">
                <text:p>0.2027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0331">
                <text:p>0.2033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0378">
                <text:p>0.20378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0464">
                <text:p>0.2046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0496">
                <text:p>0.2049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054">
                <text:p>0.2054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061">
                <text:p>0.2061</text:p>
              </table:table-cell>
              <table:table-cell office:value-type="float" office:value="91">
                <text:p>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6.2$Linux_X86_64 LibreOffice_project/48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